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224701A537425F2C6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Monospace" svg:font-family="Monospace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Roboto" fo:font-size="12pt" style:font-name-asian="Roboto1" style:font-size-asian="12pt" style:font-name-complex="Roboto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12pt" style:font-name-asian="Roboto1" style:font-size-asian="12pt" style:font-name-complex="Roboto1" style:font-size-complex="12pt"/>
    </style:style>
    <style:style style:name="P5" style:family="paragraph" style:parent-style-name="Standard">
      <style:text-properties style:font-name="Roboto" fo:font-size="12pt" officeooo:paragraph-rsid="0024ddcc" style:font-name-asian="Roboto1" style:font-size-asian="12pt" style:font-name-complex="Roboto1" style:font-size-complex="12pt"/>
    </style:style>
    <style:style style:name="P6" style:family="paragraph" style:parent-style-name="Standard">
      <style:text-properties style:font-name="Roboto" fo:font-size="12pt" officeooo:paragraph-rsid="0029fc5c" style:font-name-asian="Roboto1" style:font-size-asian="12pt" style:font-name-complex="Roboto1" style:font-size-complex="12pt"/>
    </style:style>
    <style:style style:name="P7" style:family="paragraph" style:parent-style-name="Standard">
      <style:text-properties style:font-name="Roboto" fo:font-size="12pt" officeooo:paragraph-rsid="002e0be2" style:font-name-asian="Roboto1" style:font-size-asian="12pt" style:font-name-complex="Roboto1" style:font-size-complex="12pt"/>
    </style:style>
    <style:style style:name="P8" style:family="paragraph" style:parent-style-name="Standard">
      <style:text-properties style:font-name="Roboto" fo:font-size="12pt" officeooo:rsid="003ac011" officeooo:paragraph-rsid="003ac011" style:font-name-asian="Roboto1" style:font-size-asian="12pt" style:font-name-complex="Roboto1" style:font-size-complex="12pt"/>
    </style:style>
    <style:style style:name="P9" style:family="paragraph" style:parent-style-name="Standard">
      <style:text-properties style:font-name="Roboto" fo:font-size="12pt" officeooo:rsid="003ac011" officeooo:paragraph-rsid="003caa33" style:font-name-asian="Roboto1" style:font-size-asian="12pt" style:font-name-complex="Roboto1" style:font-size-complex="12pt"/>
    </style:style>
    <style:style style:name="P10" style:family="paragraph" style:parent-style-name="Standard">
      <style:text-properties style:font-name="Roboto" fo:font-size="12pt" officeooo:paragraph-rsid="003caa33" style:font-name-asian="Roboto1" style:font-size-asian="12pt" style:font-name-complex="Roboto1" style:font-size-complex="12pt"/>
    </style:style>
    <style:style style:name="P11" style:family="paragraph" style:parent-style-name="Standard">
      <style:text-properties style:font-name="Roboto" fo:font-size="12pt" officeooo:paragraph-rsid="004d9ce4" style:font-name-asian="Roboto1" style:font-size-asian="12pt" style:font-name-complex="Roboto1" style:font-size-complex="12pt"/>
    </style:style>
    <style:style style:name="P12" style:family="paragraph" style:parent-style-name="Standard">
      <style:text-properties style:font-name="Roboto" fo:font-size="12pt" officeooo:paragraph-rsid="0048e116" style:font-name-asian="Roboto1" style:font-size-asian="12pt" style:font-name-complex="Roboto1" style:font-size-complex="12pt"/>
    </style:style>
    <style:style style:name="P13" style:family="paragraph" style:parent-style-name="Standard">
      <style:text-properties style:font-name="Roboto" fo:font-size="12pt" officeooo:paragraph-rsid="0057e4c9" style:font-name-asian="Roboto1" style:font-size-asian="12pt" style:font-name-complex="Roboto1" style:font-size-complex="12pt"/>
    </style:style>
    <style:style style:name="P14" style:family="paragraph" style:parent-style-name="Standard">
      <style:text-properties style:font-name="Roboto" fo:font-size="12pt" officeooo:paragraph-rsid="00605bb2" style:font-name-asian="Roboto1" style:font-size-asian="12pt" style:font-name-complex="Roboto1" style:font-size-complex="12pt"/>
    </style:style>
    <style:style style:name="P15" style:family="paragraph" style:parent-style-name="Standard">
      <style:text-properties style:font-name="Roboto" fo:font-size="12pt" officeooo:paragraph-rsid="0066aefe" style:font-name-asian="Roboto1" style:font-size-asian="12pt" style:font-name-complex="Roboto1" style:font-size-complex="12pt"/>
    </style:style>
    <style:style style:name="P16" style:family="paragraph" style:parent-style-name="Standard">
      <style:text-properties style:font-name="Roboto" fo:font-size="12pt" officeooo:paragraph-rsid="0070b798" style:font-name-asian="Roboto1" style:font-size-asian="12pt" style:font-name-complex="Roboto1" style:font-size-complex="12pt"/>
    </style:style>
    <style:style style:name="P17" style:family="paragraph" style:parent-style-name="Standard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18" style:family="paragraph" style:parent-style-name="Standard">
      <style:text-properties style:font-name="Roboto" fo:font-size="12pt" fo:font-weight="bold" officeooo:paragraph-rsid="0029fc5c" style:font-name-asian="Roboto1" style:font-size-asian="12pt" style:font-weight-asian="bold" style:font-name-complex="Roboto1" style:font-size-complex="12pt"/>
    </style:style>
    <style:style style:name="P19" style:family="paragraph" style:parent-style-name="Standard">
      <style:text-properties style:font-name="Roboto" fo:font-size="12pt" fo:font-weight="bold" officeooo:paragraph-rsid="003caa33" style:font-name-asian="Roboto1" style:font-size-asian="12pt" style:font-weight-asian="bold" style:font-name-complex="Roboto1" style:font-size-complex="12pt"/>
    </style:style>
    <style:style style:name="P20" style:family="paragraph" style:parent-style-name="Standard">
      <style:text-properties style:font-name="Roboto" fo:font-size="12pt" fo:font-weight="bold" officeooo:paragraph-rsid="004d9ce4" style:font-name-asian="Roboto1" style:font-size-asian="12pt" style:font-weight-asian="bold" style:font-name-complex="Roboto1" style:font-size-complex="12pt"/>
    </style:style>
    <style:style style:name="P21" style:family="paragraph" style:parent-style-name="Standard">
      <style:text-properties style:font-name="Roboto" fo:font-size="12pt" fo:font-weight="bold" officeooo:paragraph-rsid="0057e4c9" style:font-name-asian="Roboto1" style:font-size-asian="12pt" style:font-weight-asian="bold" style:font-name-complex="Roboto1" style:font-size-complex="12pt"/>
    </style:style>
    <style:style style:name="P22" style:family="paragraph" style:parent-style-name="Standard">
      <style:text-properties style:font-name="Roboto" fo:font-size="12pt" fo:font-weight="bold" officeooo:paragraph-rsid="00605bb2" style:font-name-asian="Roboto1" style:font-size-asian="12pt" style:font-weight-asian="bold" style:font-name-complex="Roboto1" style:font-size-complex="12pt"/>
    </style:style>
    <style:style style:name="P23" style:family="paragraph" style:parent-style-name="Standard">
      <style:text-properties style:font-name="Roboto" fo:font-size="12pt" fo:font-weight="bold" officeooo:paragraph-rsid="0066aefe" style:font-name-asian="Roboto1" style:font-size-asian="12pt" style:font-weight-asian="bold" style:font-name-complex="Roboto1" style:font-size-complex="12pt"/>
    </style:style>
    <style:style style:name="P24" style:family="paragraph" style:parent-style-name="Standard">
      <style:text-properties style:font-name="Roboto" fo:font-size="12pt" fo:font-weight="bold" officeooo:paragraph-rsid="0070b798" style:font-name-asian="Roboto1" style:font-size-asian="12pt" style:font-weight-asian="bold" style:font-name-complex="Roboto1" style:font-size-complex="12pt"/>
    </style:style>
    <style:style style:name="P25" style:family="paragraph" style:parent-style-name="Standard">
      <style:text-properties style:font-name="Roboto" fo:font-size="12pt" style:text-underline-style="solid" style:text-underline-width="auto" style:text-underline-color="font-color" fo:font-weight="bold" style:font-name-asian="Roboto1" style:font-size-asian="12pt" style:font-weight-asian="bold" style:font-name-complex="Roboto1" style:font-size-complex="12pt"/>
    </style:style>
    <style:style style:name="P26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29fc5c" style:font-name-asian="Roboto1" style:font-size-asian="12pt" style:font-weight-asian="bold" style:font-name-complex="Roboto1" style:font-size-complex="12pt"/>
    </style:style>
    <style:style style:name="P27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3caa33" style:font-name-asian="Roboto1" style:font-size-asian="12pt" style:font-weight-asian="bold" style:font-name-complex="Roboto1" style:font-size-complex="12pt"/>
    </style:style>
    <style:style style:name="P28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4d9ce4" style:font-name-asian="Roboto1" style:font-size-asian="12pt" style:font-weight-asian="bold" style:font-name-complex="Roboto1" style:font-size-complex="12pt"/>
    </style:style>
    <style:style style:name="P29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57e4c9" style:font-name-asian="Roboto1" style:font-size-asian="12pt" style:font-weight-asian="bold" style:font-name-complex="Roboto1" style:font-size-complex="12pt"/>
    </style:style>
    <style:style style:name="P30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605bb2" style:font-name-asian="Roboto1" style:font-size-asian="12pt" style:font-weight-asian="bold" style:font-name-complex="Roboto1" style:font-size-complex="12pt"/>
    </style:style>
    <style:style style:name="P31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66aefe" style:font-name-asian="Roboto1" style:font-size-asian="12pt" style:font-weight-asian="bold" style:font-name-complex="Roboto1" style:font-size-complex="12pt"/>
    </style:style>
    <style:style style:name="P32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70b798" style:font-name-asian="Roboto1" style:font-size-asian="12pt" style:font-weight-asian="bold" style:font-name-complex="Roboto1" style:font-size-complex="12pt"/>
    </style:style>
    <style:style style:name="P33" style:family="paragraph" style:parent-style-name="Standard">
      <style:text-properties officeooo:paragraph-rsid="0024ddcc"/>
    </style:style>
    <style:style style:name="P34" style:family="paragraph" style:parent-style-name="Standard">
      <style:text-properties officeooo:paragraph-rsid="0025a621"/>
    </style:style>
    <style:style style:name="P35" style:family="paragraph" style:parent-style-name="Standard">
      <style:text-properties officeooo:paragraph-rsid="0029fc5c"/>
    </style:style>
    <style:style style:name="P36" style:family="paragraph" style:parent-style-name="Standard">
      <style:text-properties officeooo:paragraph-rsid="002aa93f"/>
    </style:style>
    <style:style style:name="P37" style:family="paragraph" style:parent-style-name="Standard">
      <style:text-properties officeooo:paragraph-rsid="003568cf"/>
    </style:style>
    <style:style style:name="P38" style:family="paragraph" style:parent-style-name="Standard">
      <style:text-properties officeooo:paragraph-rsid="003caa33"/>
    </style:style>
    <style:style style:name="P39" style:family="paragraph" style:parent-style-name="Standard">
      <style:text-properties officeooo:paragraph-rsid="0046c834"/>
    </style:style>
    <style:style style:name="P40" style:family="paragraph" style:parent-style-name="Standard">
      <style:text-properties officeooo:paragraph-rsid="004d9ce4"/>
    </style:style>
    <style:style style:name="P41" style:family="paragraph" style:parent-style-name="Standard">
      <style:text-properties officeooo:paragraph-rsid="00502bae"/>
    </style:style>
    <style:style style:name="P42" style:family="paragraph" style:parent-style-name="Standard">
      <style:text-properties officeooo:paragraph-rsid="0057e4c9"/>
    </style:style>
    <style:style style:name="P43" style:family="paragraph" style:parent-style-name="Standard">
      <style:text-properties fo:color="#000000" style:font-name="Roboto" fo:font-size="12pt" fo:font-weight="normal" officeooo:rsid="003ac011" officeooo:paragraph-rsid="003caa33" style:font-name-asian="Roboto1" style:font-size-asian="12pt" style:font-weight-asian="normal" style:font-name-complex="Roboto1" style:font-size-complex="12pt" style:font-weight-complex="normal"/>
    </style:style>
    <style:style style:name="P44" style:family="paragraph" style:parent-style-name="Standard">
      <style:text-properties officeooo:paragraph-rsid="00605bb2"/>
    </style:style>
    <style:style style:name="P45" style:family="paragraph" style:parent-style-name="Standard">
      <style:text-properties officeooo:paragraph-rsid="00663e94"/>
    </style:style>
    <style:style style:name="P46" style:family="paragraph" style:parent-style-name="Standard">
      <style:text-properties officeooo:paragraph-rsid="0066aefe"/>
    </style:style>
    <style:style style:name="P47" style:family="paragraph" style:parent-style-name="Standard">
      <style:text-properties officeooo:paragraph-rsid="002e0be2"/>
    </style:style>
    <style:style style:name="P48" style:family="paragraph" style:parent-style-name="Standard">
      <style:text-properties officeooo:paragraph-rsid="006b78ef"/>
    </style:style>
    <style:style style:name="P49" style:family="paragraph" style:parent-style-name="Standard">
      <style:text-properties officeooo:paragraph-rsid="006c1cb9"/>
    </style:style>
    <style:style style:name="P50" style:family="paragraph" style:parent-style-name="Standard">
      <style:text-properties officeooo:paragraph-rsid="0070b798"/>
    </style:style>
    <style:style style:name="P51" style:family="paragraph" style:parent-style-name="Standard">
      <style:text-properties officeooo:paragraph-rsid="0071e81a"/>
    </style:style>
    <style:style style:name="P52" style:family="paragraph" style:parent-style-name="Standard">
      <style:text-properties officeooo:paragraph-rsid="00792e78"/>
    </style:style>
    <style:style style:name="P53" style:family="paragraph" style:parent-style-name="Standard">
      <style:text-properties officeooo:paragraph-rsid="007a9541"/>
    </style:style>
    <style:style style:name="P54" style:family="paragraph" style:parent-style-name="Standard">
      <style:text-properties officeooo:paragraph-rsid="007d1d4e"/>
    </style:style>
    <style:style style:name="P55" style:family="paragraph" style:parent-style-name="Standard">
      <style:text-properties fo:color="#000000" style:font-name="Roboto" fo:font-size="12pt" fo:font-weight="normal" officeooo:rsid="0030c5a1" officeooo:paragraph-rsid="007a9541" fo:background-color="#fffffe" style:font-name-asian="Roboto1" style:font-size-asian="12pt" style:font-name-complex="Roboto1" style:font-size-complex="12pt"/>
    </style:style>
    <style:style style:name="P56" style:family="paragraph" style:parent-style-name="Standard">
      <style:text-properties fo:color="#000000" style:font-name="Roboto" fo:font-size="12pt" fo:font-weight="normal" officeooo:rsid="0030c5a1" officeooo:paragraph-rsid="007767e6" fo:background-color="#fffffe" style:font-name-asian="Roboto1" style:font-size-asian="12pt" style:font-name-complex="Roboto1" style:font-size-complex="12pt"/>
    </style:style>
    <style:style style:name="P57" style:family="paragraph" style:parent-style-name="Standard">
      <style:text-properties fo:color="#000000" style:font-name="Roboto" fo:font-size="12pt" fo:font-weight="normal" officeooo:rsid="0030c5a1" officeooo:paragraph-rsid="008145ab" fo:background-color="#fffffe" style:font-name-asian="Roboto1" style:font-size-asian="12pt" style:font-name-complex="Roboto1" style:font-size-complex="12pt"/>
    </style:style>
    <style:style style:name="P58" style:family="paragraph" style:parent-style-name="Standard">
      <style:text-properties fo:color="#000000" style:font-name="Roboto" fo:font-size="12pt" fo:font-weight="normal" officeooo:paragraph-rsid="0066aefe" fo:background-color="#fffffe" style:font-name-asian="Roboto1" style:font-size-asian="12pt" style:font-name-complex="Roboto1" style:font-size-complex="12pt"/>
    </style:style>
    <style:style style:name="P59" style:family="paragraph" style:parent-style-name="Standard">
      <style:text-properties style:font-name="Roboto" fo:font-size="12pt" officeooo:paragraph-rsid="0057e4c9" style:font-name-asian="Roboto1" style:font-size-asian="12pt" style:font-name-complex="Roboto1" style:font-size-complex="12pt"/>
    </style:style>
    <style:style style:name="P60" style:family="paragraph" style:parent-style-name="Standard">
      <style:text-properties style:font-name="Roboto" fo:font-size="12pt" officeooo:rsid="003ac011" officeooo:paragraph-rsid="0057e4c9" style:font-name-asian="Roboto1" style:font-size-asian="12pt" style:font-name-complex="Roboto1" style:font-size-complex="12pt"/>
    </style:style>
    <style:style style:name="P61" style:family="paragraph" style:parent-style-name="Standard">
      <style:text-properties style:font-name="Roboto" fo:font-size="12pt" officeooo:rsid="003ac011" officeooo:paragraph-rsid="0066aefe" style:font-name-asian="Roboto1" style:font-size-asian="12pt" style:font-name-complex="Roboto1" style:font-size-complex="12pt"/>
    </style:style>
    <style:style style:name="P62" style:family="paragraph" style:parent-style-name="Standard">
      <style:text-properties style:font-name="Roboto" fo:font-size="12pt" officeooo:paragraph-rsid="008145ab" style:font-name-asian="Roboto1" style:font-size-asian="12pt" style:font-name-complex="Roboto1" style:font-size-complex="12pt"/>
    </style:style>
    <style:style style:name="P63" style:family="paragraph" style:parent-style-name="Standard">
      <style:text-properties style:font-name="Roboto" fo:font-size="12pt" fo:font-weight="bold" officeooo:rsid="003ac011" officeooo:paragraph-rsid="00605bb2" style:font-name-asian="Roboto1" style:font-size-asian="12pt" style:font-weight-asian="bold" style:font-name-complex="Roboto1" style:font-size-complex="12pt"/>
    </style:style>
    <style:style style:name="P64" style:family="paragraph" style:parent-style-name="Standard">
      <style:text-properties style:font-name="Roboto" fo:font-size="12pt" fo:font-weight="bold" officeooo:rsid="003ac011" officeooo:paragraph-rsid="0070b798" style:font-name-asian="Roboto1" style:font-size-asian="12pt" style:font-weight-asian="bold" style:font-name-complex="Roboto1" style:font-size-complex="12pt"/>
    </style:style>
    <style:style style:name="P65" style:family="paragraph" style:parent-style-name="Standard">
      <style:text-properties style:font-name="Roboto" fo:font-size="12pt" fo:font-weight="bold" officeooo:paragraph-rsid="008145ab" style:font-name-asian="Roboto1" style:font-size-asian="12pt" style:font-weight-asian="bold" style:font-name-complex="Roboto1" style:font-size-complex="12pt"/>
    </style:style>
    <style:style style:name="P66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8145ab" style:font-name-asian="Roboto1" style:font-size-asian="12pt" style:font-weight-asian="bold" style:font-name-complex="Roboto1" style:font-size-complex="12pt"/>
    </style:style>
    <style:style style:name="P67" style:family="paragraph" style:parent-style-name="Standard">
      <style:text-properties officeooo:paragraph-rsid="0070b798"/>
    </style:style>
    <style:style style:name="P68" style:family="paragraph" style:parent-style-name="Standard">
      <style:text-properties officeooo:paragraph-rsid="008145ab"/>
    </style:style>
    <style:style style:name="P69" style:family="paragraph" style:parent-style-name="Standard" style:master-page-name="Standard">
      <style:paragraph-properties fo:text-align="center" style:justify-single-word="false" style:page-number="1"/>
      <style:text-properties style:font-name="Roboto" fo:font-size="20pt" fo:font-weight="bold" style:font-name-asian="Roboto1" style:font-size-asian="20pt" style:font-weight-asian="bold" style:font-name-complex="Roboto1" style:font-size-complex="20pt"/>
    </style:style>
    <style:style style:name="P70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Roboto" fo:font-size="12pt" style:font-name-asian="Roboto1" style:font-size-asian="12pt" style:font-name-complex="Roboto1" style:font-size-complex="12pt"/>
    </style:style>
    <style:style style:name="T2" style:family="text">
      <style:text-properties style:font-name="Roboto" fo:font-size="12pt" officeooo:rsid="001f97bc" style:font-name-asian="Roboto1" style:font-size-asian="12pt" style:font-name-complex="Roboto1" style:font-size-complex="12pt"/>
    </style:style>
    <style:style style:name="T3" style:family="text">
      <style:text-properties style:font-name="Roboto" fo:font-size="12pt" officeooo:rsid="0020acfd" style:font-name-asian="Roboto1" style:font-size-asian="12pt" style:font-name-complex="Roboto1" style:font-size-complex="12pt"/>
    </style:style>
    <style:style style:name="T4" style:family="text">
      <style:text-properties style:font-name="Roboto" fo:font-size="12pt" officeooo:rsid="00223758" style:font-name-asian="Roboto1" style:font-size-asian="12pt" style:font-name-complex="Roboto1" style:font-size-complex="12pt"/>
    </style:style>
    <style:style style:name="T5" style:family="text">
      <style:text-properties style:font-name="Roboto" fo:font-size="12pt" officeooo:rsid="00245a48" style:font-name-asian="Roboto1" style:font-size-asian="12pt" style:font-name-complex="Roboto1" style:font-size-complex="12pt"/>
    </style:style>
    <style:style style:name="T6" style:family="text">
      <style:text-properties style:font-name="Roboto" fo:font-size="12pt" officeooo:rsid="0024ddcc" style:font-name-asian="Roboto1" style:font-size-asian="12pt" style:font-name-complex="Roboto1" style:font-size-complex="12pt"/>
    </style:style>
    <style:style style:name="T7" style:family="text">
      <style:text-properties style:font-name="Roboto" fo:font-size="12pt" officeooo:rsid="0029fc5c" style:font-name-asian="Roboto1" style:font-size-asian="12pt" style:font-name-complex="Roboto1" style:font-size-complex="12pt"/>
    </style:style>
    <style:style style:name="T8" style:family="text">
      <style:text-properties style:font-name="Roboto" fo:font-size="12pt" officeooo:rsid="0030c5a1" style:font-name-asian="Roboto1" style:font-size-asian="12pt" style:font-name-complex="Roboto1" style:font-size-complex="12pt"/>
    </style:style>
    <style:style style:name="T9" style:family="text">
      <style:text-properties style:font-name="Roboto" fo:font-size="12pt" officeooo:rsid="003ac011" style:font-name-asian="Roboto1" style:font-size-asian="12pt" style:font-name-complex="Roboto1" style:font-size-complex="12pt"/>
    </style:style>
    <style:style style:name="T10" style:family="text">
      <style:text-properties style:font-name="Roboto" fo:font-size="12pt" officeooo:rsid="003fee66" style:font-name-asian="Roboto1" style:font-size-asian="12pt" style:font-name-complex="Roboto1" style:font-size-complex="12pt"/>
    </style:style>
    <style:style style:name="T11" style:family="text">
      <style:text-properties style:font-name="Roboto" fo:font-size="12pt" officeooo:rsid="00414014" style:font-name-asian="Roboto1" style:font-size-asian="12pt" style:font-name-complex="Roboto1" style:font-size-complex="12pt"/>
    </style:style>
    <style:style style:name="T12" style:family="text">
      <style:text-properties style:font-name="Roboto" fo:font-size="12pt" officeooo:rsid="0044ad44" style:font-name-asian="Roboto1" style:font-size-asian="12pt" style:font-name-complex="Roboto1" style:font-size-complex="12pt"/>
    </style:style>
    <style:style style:name="T13" style:family="text">
      <style:text-properties style:font-name="Roboto" fo:font-size="12pt" officeooo:rsid="0045e303" style:font-name-asian="Roboto1" style:font-size-asian="12pt" style:font-name-complex="Roboto1" style:font-size-complex="12pt"/>
    </style:style>
    <style:style style:name="T14" style:family="text">
      <style:text-properties style:font-name="Roboto" fo:font-size="12pt" officeooo:rsid="004d9ce4" style:font-name-asian="Roboto1" style:font-size-asian="12pt" style:font-name-complex="Roboto1" style:font-size-complex="12pt"/>
    </style:style>
    <style:style style:name="T15" style:family="text">
      <style:text-properties style:font-name="Roboto" fo:font-size="12pt" officeooo:rsid="004eace1" style:font-name-asian="Roboto1" style:font-size-asian="12pt" style:font-name-complex="Roboto1" style:font-size-complex="12pt"/>
    </style:style>
    <style:style style:name="T16" style:family="text">
      <style:text-properties style:font-name="Roboto" fo:font-size="12pt" officeooo:rsid="00532def" style:font-name-asian="Roboto1" style:font-size-asian="12pt" style:font-name-complex="Roboto1" style:font-size-complex="12pt"/>
    </style:style>
    <style:style style:name="T17" style:family="text">
      <style:text-properties style:font-name="Roboto" fo:font-size="12pt" officeooo:rsid="0057e4c9" style:font-name-asian="Roboto1" style:font-size-asian="12pt" style:font-name-complex="Roboto1" style:font-size-complex="12pt"/>
    </style:style>
    <style:style style:name="T18" style:family="text">
      <style:text-properties style:font-name="Roboto" fo:font-size="12pt" officeooo:rsid="00583584" style:font-name-asian="Roboto1" style:font-size-asian="12pt" style:font-name-complex="Roboto1" style:font-size-complex="12pt"/>
    </style:style>
    <style:style style:name="T19" style:family="text">
      <style:text-properties style:font-name="Roboto" fo:font-size="12pt" officeooo:rsid="005ec842" style:font-name-asian="Roboto1" style:font-size-asian="12pt" style:font-name-complex="Roboto1" style:font-size-complex="12pt"/>
    </style:style>
    <style:style style:name="T20" style:family="text">
      <style:text-properties style:font-name="Roboto" fo:font-size="12pt" officeooo:rsid="00605bb2" style:font-name-asian="Roboto1" style:font-size-asian="12pt" style:font-name-complex="Roboto1" style:font-size-complex="12pt"/>
    </style:style>
    <style:style style:name="T21" style:family="text">
      <style:text-properties style:font-name="Roboto" fo:font-size="12pt" officeooo:rsid="0061839a" style:font-name-asian="Roboto1" style:font-size-asian="12pt" style:font-name-complex="Roboto1" style:font-size-complex="12pt"/>
    </style:style>
    <style:style style:name="T22" style:family="text">
      <style:text-properties style:font-name="Roboto" fo:font-size="12pt" officeooo:rsid="006402f4" style:font-name-asian="Roboto1" style:font-size-asian="12pt" style:font-name-complex="Roboto1" style:font-size-complex="12pt"/>
    </style:style>
    <style:style style:name="T23" style:family="text">
      <style:text-properties style:font-name="Roboto" fo:font-size="12pt" officeooo:rsid="0065e947" style:font-name-asian="Roboto1" style:font-size-asian="12pt" style:font-name-complex="Roboto1" style:font-size-complex="12pt"/>
    </style:style>
    <style:style style:name="T24" style:family="text">
      <style:text-properties style:font-name="Roboto" fo:font-size="12pt" officeooo:rsid="00689d8e" style:font-name-asian="Roboto1" style:font-size-asian="12pt" style:font-name-complex="Roboto1" style:font-size-complex="12pt"/>
    </style:style>
    <style:style style:name="T25" style:family="text">
      <style:text-properties style:font-name="Roboto" fo:font-size="12pt" officeooo:rsid="00689f71" style:font-name-asian="Roboto1" style:font-size-asian="12pt" style:font-name-complex="Roboto1" style:font-size-complex="12pt"/>
    </style:style>
    <style:style style:name="T26" style:family="text">
      <style:text-properties style:font-name="Roboto" fo:font-size="12pt" officeooo:rsid="0069a17b" style:font-name-asian="Roboto1" style:font-size-asian="12pt" style:font-name-complex="Roboto1" style:font-size-complex="12pt"/>
    </style:style>
    <style:style style:name="T27" style:family="text">
      <style:text-properties style:font-name="Roboto" fo:font-size="12pt" officeooo:rsid="006b78ef" style:font-name-asian="Roboto1" style:font-size-asian="12pt" style:font-name-complex="Roboto1" style:font-size-complex="12pt"/>
    </style:style>
    <style:style style:name="T28" style:family="text">
      <style:text-properties style:font-name="Roboto" fo:font-size="12pt" officeooo:rsid="006dcaf3" style:font-name-asian="Roboto1" style:font-size-asian="12pt" style:font-name-complex="Roboto1" style:font-size-complex="12pt"/>
    </style:style>
    <style:style style:name="T29" style:family="text">
      <style:text-properties style:font-name="Roboto" fo:font-size="12pt" officeooo:rsid="006ed165" style:font-name-asian="Roboto1" style:font-size-asian="12pt" style:font-name-complex="Roboto1" style:font-size-complex="12pt"/>
    </style:style>
    <style:style style:name="T30" style:family="text">
      <style:text-properties style:font-name="Roboto" fo:font-size="12pt" officeooo:rsid="0070b798" style:font-name-asian="Roboto1" style:font-size-asian="12pt" style:font-name-complex="Roboto1" style:font-size-complex="12pt"/>
    </style:style>
    <style:style style:name="T31" style:family="text">
      <style:text-properties style:font-name="Roboto" fo:font-size="12pt" officeooo:rsid="0071e81a" style:font-name-asian="Roboto1" style:font-size-asian="12pt" style:font-name-complex="Roboto1" style:font-size-complex="12pt"/>
    </style:style>
    <style:style style:name="T32" style:family="text">
      <style:text-properties style:font-name="Roboto" fo:font-size="12pt" officeooo:rsid="0073d5c7" style:font-name-asian="Roboto1" style:font-size-asian="12pt" style:font-name-complex="Roboto1" style:font-size-complex="12pt"/>
    </style:style>
    <style:style style:name="T33" style:family="text">
      <style:text-properties style:font-name="Roboto" fo:font-size="12pt" officeooo:rsid="00758412" style:font-name-asian="Roboto1" style:font-size-asian="12pt" style:font-name-complex="Roboto1" style:font-size-complex="12pt"/>
    </style:style>
    <style:style style:name="T34" style:family="text">
      <style:text-properties style:font-name="Roboto" fo:font-size="12pt" officeooo:rsid="00792e78" style:font-name-asian="Roboto1" style:font-size-asian="12pt" style:font-name-complex="Roboto1" style:font-size-complex="12pt"/>
    </style:style>
    <style:style style:name="T35" style:family="text">
      <style:text-properties style:font-name="Roboto" fo:font-size="12pt" officeooo:rsid="007ddea6" style:font-name-asian="Roboto1" style:font-size-asian="12pt" style:font-name-complex="Roboto1" style:font-size-complex="12pt"/>
    </style:style>
    <style:style style:name="T36" style:family="text">
      <style:text-properties style:font-name="Roboto" fo:font-size="12pt" officeooo:rsid="008145ab" style:font-name-asian="Roboto1" style:font-size-asian="12pt" style:font-name-complex="Roboto1" style:font-size-complex="12pt"/>
    </style:style>
    <style:style style:name="T37" style:family="text">
      <style:text-properties style:font-name="Roboto" fo:font-size="12pt" officeooo:rsid="0082b3f7" style:font-name-asian="Roboto1" style:font-size-asian="12pt" style:font-name-complex="Roboto1" style:font-size-complex="12pt"/>
    </style:style>
    <style:style style:name="T38" style:family="text">
      <style:text-properties style:font-name="Roboto" fo:font-size="12pt" fo:font-style="italic" officeooo:rsid="001f97bc" style:font-name-asian="Roboto1" style:font-size-asian="12pt" style:font-style-asian="italic" style:font-name-complex="Roboto1" style:font-size-complex="12pt" style:font-style-complex="italic"/>
    </style:style>
    <style:style style:name="T39" style:family="text">
      <style:text-properties style:font-name="Roboto" fo:font-size="12pt" fo:font-style="italic" officeooo:rsid="0029fc5c" style:font-name-asian="Roboto1" style:font-size-asian="12pt" style:font-style-asian="italic" style:font-name-complex="Roboto1" style:font-size-complex="12pt" style:font-style-complex="italic"/>
    </style:style>
    <style:style style:name="T40" style:family="text">
      <style:text-properties style:font-name="Roboto" fo:font-size="12pt" fo:font-style="italic" officeooo:rsid="0057e4c9" style:font-name-asian="Roboto1" style:font-size-asian="12pt" style:font-style-asian="italic" style:font-name-complex="Roboto1" style:font-size-complex="12pt" style:font-style-complex="italic"/>
    </style:style>
    <style:style style:name="T41" style:family="text">
      <style:text-properties style:font-name="Roboto" fo:font-size="12pt" fo:font-style="italic" officeooo:rsid="00689d8e" style:font-name-asian="Roboto1" style:font-size-asian="12pt" style:font-style-asian="italic" style:font-name-complex="Roboto1" style:font-size-complex="12pt" style:font-style-complex="italic"/>
    </style:style>
    <style:style style:name="T42" style:family="text">
      <style:text-properties style:font-name="Roboto" fo:font-size="12pt" fo:font-style="italic" officeooo:rsid="0071e81a" style:font-name-asian="Roboto1" style:font-size-asian="12pt" style:font-style-asian="italic" style:font-name-complex="Roboto1" style:font-size-complex="12pt" style:font-style-complex="italic"/>
    </style:style>
    <style:style style:name="T43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44" style:family="text">
      <style:text-properties style:font-name="Roboto" fo:font-size="12pt" fo:font-weight="bold" officeooo:rsid="008145ab" style:font-name-asian="Roboto1" style:font-size-asian="12pt" style:font-weight-asian="bold" style:font-name-complex="Roboto1" style:font-size-complex="12pt"/>
    </style:style>
    <style:style style:name="T45" style:family="text">
      <style:text-properties style:font-name="Roboto" fo:font-size="12pt" style:text-underline-style="none" fo:font-weight="normal" style:font-name-asian="Roboto1" style:font-size-asian="12pt" style:font-weight-asian="normal" style:font-name-complex="Roboto1" style:font-size-complex="12pt" style:font-weight-complex="normal"/>
    </style:style>
    <style:style style:name="T46" style:family="text">
      <style:text-properties style:font-name="Roboto" fo:font-size="12pt" style:text-underline-style="none" fo:font-weight="normal" officeooo:rsid="00525bdb" style:font-name-asian="Roboto1" style:font-size-asian="12pt" style:font-weight-asian="normal" style:font-name-complex="Roboto1" style:font-size-complex="12pt" style:font-weight-complex="normal"/>
    </style:style>
    <style:style style:name="T47" style:family="text">
      <style:text-properties style:font-name="Roboto" fo:font-size="12pt" style:text-underline-style="none" fo:font-weight="normal" officeooo:rsid="00663e94" style:font-name-asian="Roboto1" style:font-size-asian="12pt" style:font-weight-asian="normal" style:font-name-complex="Roboto1" style:font-size-complex="12pt" style:font-weight-complex="normal"/>
    </style:style>
    <style:style style:name="T48" style:family="text">
      <style:text-properties fo:color="#cc0000" style:font-name="Roboto" fo:font-weight="bold" style:font-name-asian="Roboto1" style:font-weight-asian="bold" style:font-name-complex="Roboto1"/>
    </style:style>
    <style:style style:name="T49" style:family="text">
      <style:text-properties fo:color="#cc0000" style:font-name="Roboto" fo:font-size="16pt" fo:font-weight="bold" officeooo:rsid="003442e7" style:font-name-asian="Roboto1" style:font-size-asian="16pt" style:font-weight-asian="bold" style:font-name-complex="Roboto1" style:font-size-complex="16pt"/>
    </style:style>
    <style:style style:name="T50" style:family="text">
      <style:text-properties officeooo:rsid="003bb3cc"/>
    </style:style>
    <style:style style:name="T51" style:family="text">
      <style:text-properties fo:color="#000000" style:font-name="Roboto" fo:font-size="12pt" fo:font-weight="normal" fo:background-color="#fffffe" loext:char-shading-value="0" style:font-name-asian="Roboto1" style:font-size-asian="12pt" style:font-name-complex="Roboto1" style:font-size-complex="12pt"/>
    </style:style>
    <style:style style:name="T52" style:family="text">
      <style:text-properties fo:color="#000000" style:font-name="Roboto" fo:font-size="12pt" fo:font-weight="normal" officeooo:rsid="004325b0" fo:background-color="#fffffe" loext:char-shading-value="0" style:font-name-asian="Roboto1" style:font-size-asian="12pt" style:font-name-complex="Roboto1" style:font-size-complex="12pt"/>
    </style:style>
    <style:style style:name="T53" style:family="text">
      <style:text-properties fo:color="#000000" style:font-name="Roboto" fo:font-size="12pt" fo:font-weight="normal" officeooo:rsid="0030c5a1" fo:background-color="#fffffe" loext:char-shading-value="0" style:font-name-asian="Roboto1" style:font-size-asian="12pt" style:font-name-complex="Roboto1" style:font-size-complex="12pt"/>
    </style:style>
    <style:style style:name="T54" style:family="text">
      <style:text-properties fo:color="#000000" style:font-name="Roboto" fo:font-size="12pt" fo:font-weight="normal" officeooo:rsid="0045e303" fo:background-color="#fffffe" loext:char-shading-value="0" style:font-name-asian="Roboto1" style:font-size-asian="12pt" style:font-name-complex="Roboto1" style:font-size-complex="12pt"/>
    </style:style>
    <style:style style:name="T55" style:family="text">
      <style:text-properties fo:color="#000000" style:font-name="Roboto" fo:font-size="12pt" fo:font-weight="normal" officeooo:rsid="005c54e4" fo:background-color="#fffffe" loext:char-shading-value="0" style:font-name-asian="Roboto1" style:font-size-asian="12pt" style:font-name-complex="Roboto1" style:font-size-complex="12pt"/>
    </style:style>
    <style:style style:name="T56" style:family="text">
      <style:text-properties fo:color="#000000" style:font-name="Roboto" fo:font-size="12pt" fo:font-weight="normal" officeooo:rsid="0044ad44" fo:background-color="#fffffe" loext:char-shading-value="0" style:font-name-asian="Roboto1" style:font-size-asian="12pt" style:font-name-complex="Roboto1" style:font-size-complex="12pt"/>
    </style:style>
    <style:style style:name="T57" style:family="text">
      <style:text-properties fo:color="#000000" style:font-name="Roboto" fo:font-size="12pt" fo:font-weight="normal" officeooo:rsid="0069b961" fo:background-color="#fffffe" loext:char-shading-value="0" style:font-name-asian="Roboto1" style:font-size-asian="12pt" style:font-name-complex="Roboto1" style:font-size-complex="12pt"/>
    </style:style>
    <style:style style:name="T58" style:family="text">
      <style:text-properties fo:color="#000000" style:font-name="Roboto" fo:font-size="12pt" fo:font-weight="normal" officeooo:rsid="00758412" fo:background-color="#fffffe" loext:char-shading-value="0" style:font-name-asian="Roboto1" style:font-size-asian="12pt" style:font-name-complex="Roboto1" style:font-size-complex="12pt"/>
    </style:style>
    <style:style style:name="T59" style:family="text">
      <style:text-properties fo:color="#000000" style:font-name="Roboto" fo:font-size="12pt" fo:font-weight="normal" officeooo:rsid="00792e78" fo:background-color="#fffffe" loext:char-shading-value="0" style:font-name-asian="Roboto1" style:font-size-asian="12pt" style:font-name-complex="Roboto1" style:font-size-complex="12pt"/>
    </style:style>
    <style:style style:name="T60" style:family="text">
      <style:text-properties fo:color="#000000" style:font-name="Roboto" fo:font-size="12pt" style:text-underline-style="none" fo:font-weight="normal" style:font-name-asian="Roboto1" style:font-size-asian="12pt" style:font-weight-asian="normal" style:font-name-complex="Roboto1" style:font-size-complex="12pt" style:font-weight-complex="normal"/>
    </style:style>
    <style:style style:name="T61" style:family="text">
      <style:text-properties fo:color="#000000" style:font-name="Roboto" fo:font-size="12pt" style:text-underline-style="none" fo:font-weight="normal" officeooo:rsid="00663e94" style:font-name-asian="Roboto1" style:font-size-asian="12pt" style:font-weight-asian="normal" style:font-name-complex="Roboto1" style:font-size-complex="12pt" style:font-weight-complex="normal"/>
    </style:style>
    <style:style style:name="T62" style:family="text">
      <style:text-properties fo:color="#000000" style:font-name="Roboto" fo:font-size="12pt" fo:language="zxx" fo:country="none" style:text-underline-style="none" fo:font-weight="normal" officeooo:rsid="00663e94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63" style:family="text">
      <style:text-properties fo:color="#000000" fo:font-weight="normal" officeooo:rsid="003ac011" style:font-weight-asian="normal" style:font-weight-complex="normal"/>
    </style:style>
    <style:style style:name="T64" style:family="text">
      <style:text-properties fo:color="#000000" fo:font-weight="normal" officeooo:rsid="003bb3cc" style:font-weight-asian="normal" style:font-weight-complex="normal"/>
    </style:style>
    <style:style style:name="T65" style:family="text">
      <style:text-properties fo:color="#000000" style:text-underline-style="none" fo:font-weight="normal" style:font-weight-asian="normal" style:font-weight-complex="normal"/>
    </style:style>
    <style:style style:name="T66" style:family="text">
      <style:text-properties style:text-underline-style="none" fo:font-weight="normal" style:font-weight-asian="normal" style:font-weight-complex="normal"/>
    </style:style>
    <style:style style:name="T67" style:family="text">
      <style:text-properties style:text-underline-style="none" fo:font-weight="normal" officeooo:rsid="00525bdb" style:font-weight-asian="normal" style:font-weight-complex="normal"/>
    </style:style>
    <style:style style:name="T68" style:family="text">
      <style:text-properties fo:font-variant="normal" fo:text-transform="none" fo:color="#000000" style:font-name="Roboto" fo:font-size="12pt" fo:letter-spacing="normal" fo:font-style="normal" fo:font-weight="normal" style:font-name-asian="Roboto1" style:font-size-asian="12pt" style:font-name-complex="Roboto1" style:font-size-complex="12pt"/>
    </style:style>
    <style:style style:name="T69" style:family="text">
      <style:text-properties fo:font-variant="normal" fo:text-transform="none" fo:color="#000000" style:font-name="Roboto" fo:font-size="12pt" fo:letter-spacing="normal" fo:font-style="normal" fo:font-weight="bold" style:font-name-asian="Roboto1" style:font-size-asian="12pt" style:font-weight-asian="bold" style:font-name-complex="Roboto1" style:font-size-complex="12pt"/>
    </style:style>
    <style:style style:name="T70" style:family="text">
      <style:text-properties fo:font-variant="normal" fo:text-transform="none" fo:color="#000000" style:font-name="Roboto" fo:font-size="12pt" fo:letter-spacing="normal" fo:font-style="normal" style:text-underline-style="none" fo:font-weight="normal" style:font-name-asian="Roboto1" style:font-size-asian="12pt" style:font-weight-asian="normal" style:font-name-complex="Roboto1" style:font-size-complex="12pt" style:font-weight-complex="normal"/>
    </style:style>
    <style:style style:name="T71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663e94" style:font-name-asian="Roboto1" style:font-size-asian="12pt" style:font-weight-asian="normal" style:font-name-complex="Roboto1" style:font-size-complex="12pt" style:font-weight-complex="normal"/>
    </style:style>
    <style:style style:name="T72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525bdb" style:font-name-asian="Roboto1" style:font-size-asian="12pt" style:font-weight-asian="normal" style:font-name-complex="Roboto1" style:font-size-complex="12pt" style:font-weight-complex="normal"/>
    </style:style>
    <style:style style:name="T73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843de6" style:font-name-asian="Roboto1" style:font-size-asian="12pt" style:font-weight-asian="normal" style:font-name-complex="Roboto1" style:font-size-complex="12pt" style:font-weight-complex="normal"/>
    </style:style>
    <style:style style:name="T74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866480" style:font-name-asian="Roboto1" style:font-size-asian="12pt" style:font-weight-asian="normal" style:font-name-complex="Roboto1" style:font-size-complex="12pt" style:font-weight-complex="normal"/>
    </style:style>
    <style:style style:name="T75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663e94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76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843de6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77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85d7e1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78" style:family="text">
      <style:text-properties officeooo:rsid="008145ab"/>
    </style:style>
    <style:style style:name="T79" style:family="text">
      <style:text-properties officeooo:rsid="00843de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Mediscreen</text:p>
      <text:p text:style-name="P2"><draw:frame draw:style-name="fr1" draw:name="image1.png" text:anchor-type="as-char" svg:width="4.51cm" svg:height="4.828cm" draw:z-index="0"><draw:image xlink:href="Pictures/100002010000020000000224701A537425F2C622.png" xlink:type="simple" xlink:show="embed" xlink:actuate="onLoad" loext:mime-type="image/png"/></draw:frame></text:p>
      <text:p text:style-name="P4"/>
      <text:p text:style-name="Heading_20_2"><text:span text:style-name="T49">D</text:span><text:span text:style-name="T48">ocumentation de l'API REST</text:span></text:p>
      <text:p text:style-name="Standard"><draw:rect text:anchor-type="as-char" style:rel-width="100%" draw:z-index="1" draw:name="Forme1" draw:style-name="gr1" draw:text-style-name="P70" svg:width="0.003cm" svg:height="0.054cm"><text:p/></draw:rect></text:p>
      <text:p text:style-name="P17"/>
      <text:p text:style-name="Standard"><text:span text:style-name="T43">Nom : </text:span><text:span text:style-name="T7">Afficher</text:span><text:span text:style-name="T2"> les </text:span><text:span text:style-name="T7">données de tous les </text:span><text:span text:style-name="T2">patients</text:span></text:p>
      <text:p text:style-name="P3"/>
      <text:p text:style-name="Standard"><text:span text:style-name="T43">URL :</text:span><text:span text:style-name="T1"> /</text:span><text:span text:style-name="T2">patients</text:span></text:p>
      <text:p text:style-name="P17"/>
      <text:p text:style-name="Standard"><text:span text:style-name="T43">Méthode :</text:span><text:span text:style-name="T1"> </text:span><text:span text:style-name="T3">GET</text:span></text:p>
      <text:p text:style-name="P25"/>
      <text:p text:style-name="Standard"><text:span text:style-name="T43">Paramètres d'URL :</text:span><text:span text:style-name="T1"> </text:span><text:span text:style-name="T4">Aucun paramètre</text:span></text:p>
      <text:p text:style-name="P3"/>
      <text:p text:style-name="Standard"><text:span text:style-name="T43">Paramètres de données :</text:span><text:span text:style-name="T1"> </text:span><text:span text:style-name="T5">Aucun</text:span></text:p>
      <text:p text:style-name="P3"/>
      <text:p text:style-name="Standard"><text:span text:style-name="T43">Réponse (réussite) :</text:span><text:span text:style-name="T1"> </text:span></text:p>
      <text:p text:style-name="P5">Code : 200</text:p>
      <text:p text:style-name="P33"><text:span text:style-name="T1">Contenu : {"id": [</text:span><text:span text:style-name="T6">Integer</text:span><text:span text:style-name="T1">], "</text:span><text:span text:style-name="T6">given</text:span><text:span text:style-name="T1">": [chaîne], "</text:span><text:span text:style-name="T6">family</text:span><text:span text:style-name="T1">": [chaîne], "</text:span><text:span text:style-name="T6">dob</text:span><text:span text:style-name="T1">": [l</text:span><text:span text:style-name="T6">chaine</text:span><text:span text:style-name="T1">], </text:span><text:span text:style-name="T6">"sex": [chaîne], "address": [chaîne], "phone": [chaîne]</text:span><text:span text:style-name="T1">}</text:span></text:p>
      <text:p text:style-name="P3"/>
      <text:p text:style-name="Standard"><text:span text:style-name="T43">Réponse (échec) :</text:span><text:span text:style-name="T1"> </text:span></text:p>
      <text:p text:style-name="P34"><text:span text:style-name="T1">Code : </text:span><text:span text:style-name="T8">404</text:span></text:p>
      <text:p text:style-name="P34"><text:span text:style-name="T1">Contenu : “</text:span><text:span text:style-name="T8">Not Found</text:span><text:span text:style-name="T1">”</text:span></text:p>
      <text:p text:style-name="P3"/>
      <text:p text:style-name="Standard"><text:span text:style-name="T43">Exemple d'appel :</text:span><text:span text:style-name="T1"> curl http://localhost:9010/patients</text:span></text:p>
      <text:p text:style-name="P3"/>
      <text:p text:style-name="P3"/>
      <text:p text:style-name="P18"/>
      <text:p text:style-name="P20"/>
      <text:p text:style-name="P40"><text:soft-page-break/><text:span text:style-name="T43">Nom : </text:span><text:span text:style-name="T7">Afficher</text:span><text:span text:style-name="T2"> les </text:span><text:span text:style-name="T7">données d’</text:span><text:span text:style-name="T14">un</text:span><text:span text:style-name="T7"> </text:span><text:span text:style-name="T2">patient</text:span></text:p>
      <text:p text:style-name="P11"/>
      <text:p text:style-name="P40"><text:span text:style-name="T43">URL :</text:span><text:span text:style-name="T1"> /</text:span><text:span text:style-name="T2">patient?i</text:span><text:span text:style-name="T15">d=</text:span><text:span text:style-name="T16">{{id}}</text:span></text:p>
      <text:p text:style-name="P20"/>
      <text:p text:style-name="P40"><text:span text:style-name="T43">Méthode :</text:span><text:span text:style-name="T1"> </text:span><text:span text:style-name="T3">GET</text:span></text:p>
      <text:p text:style-name="P28"/>
      <text:p text:style-name="P40"><text:span text:style-name="T43">Paramètres d'URL :</text:span><text:span text:style-name="T1"> </text:span><text:span text:style-name="T4">Aucun paramètre</text:span></text:p>
      <text:p text:style-name="P11"/>
      <text:p text:style-name="P40"><text:span text:style-name="T43">Paramètres de données :</text:span><text:span text:style-name="T1"> </text:span><text:span text:style-name="T5">Aucun</text:span></text:p>
      <text:p text:style-name="P11"/>
      <text:p text:style-name="P40"><text:span text:style-name="T43">Réponse (réussite) :</text:span><text:span text:style-name="T1"> </text:span></text:p>
      <text:p text:style-name="P11">Code : 200</text:p>
      <text:p text:style-name="P40"><text:span text:style-name="T1">Contenu : {"id": [</text:span><text:span text:style-name="T6">Integer</text:span><text:span text:style-name="T1">], "</text:span><text:span text:style-name="T6">given</text:span><text:span text:style-name="T1">": [chaîne], "</text:span><text:span text:style-name="T6">family</text:span><text:span text:style-name="T1">": [chaîne], "</text:span><text:span text:style-name="T6">dob</text:span><text:span text:style-name="T1">": [</text:span><text:span text:style-name="T6">cha</text:span><text:span text:style-name="T22">î</text:span><text:span text:style-name="T6">ne</text:span><text:span text:style-name="T1">], </text:span><text:span text:style-name="T6">"sex": [chaîne], "address": [chaîne], "phone": [chaîne]</text:span><text:span text:style-name="T1">}</text:span></text:p>
      <text:p text:style-name="P11"/>
      <text:p text:style-name="P40"><text:span text:style-name="T43">Réponse (échec) :</text:span><text:span text:style-name="T1"> </text:span></text:p>
      <text:p text:style-name="P41"><text:span text:style-name="T1">Code : </text:span><text:span text:style-name="T8">40</text:span><text:span text:style-name="T12">4</text:span></text:p>
      <text:p text:style-name="P41"><text:span text:style-name="T1">Contenu : “</text:span><text:span text:style-name="T12">Not Found</text:span><text:span text:style-name="T1">”</text:span></text:p>
      <text:p text:style-name="P41"><text:span text:style-name="T53">"message": "The patient with the id </text:span><text:span text:style-name="T52">{{id}}</text:span><text:span text:style-name="T53"> doesn't exist."</text:span></text:p>
      <text:p text:style-name="P11"/>
      <text:p text:style-name="P20">Exemple d'appel : <text:span text:style-name="T66">curl </text:span><text:a xlink:type="simple" xlink:href="http://localhost:9010/patients" text:style-name="Internet_20_link" text:visited-style-name="Visited_20_Internet_20_Link"><text:span text:style-name="T65">http://localhost:9010/patient</text:span></text:a><text:span text:style-name="T66">?</text:span><text:span text:style-name="T67">id=1</text:span></text:p>
      <text:p text:style-name="P20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35"><text:span text:style-name="T43">Nom : </text:span><text:span text:style-name="T7">Modifier les champs d’un patient</text:span></text:p>
      <text:p text:style-name="P6"/>
      <text:p text:style-name="P35"><text:span text:style-name="T43">URL :</text:span><text:span text:style-name="T1"> /</text:span><text:span text:style-name="T38">patien</text:span><text:span text:style-name="T39">t/{id}</text:span></text:p>
      <text:p text:style-name="P18"/>
      <text:p text:style-name="P35"><text:span text:style-name="T43">Méthode :</text:span><text:span text:style-name="T1"> </text:span><text:span text:style-name="T7">PUT</text:span></text:p>
      <text:p text:style-name="P26"/>
      <text:p text:style-name="P35"><text:span text:style-name="T43">Paramètres d'URL :</text:span><text:span text:style-name="T1"> </text:span><text:span text:style-name="T4">Obligatoires : événement = [JSON]</text:span></text:p>
      <text:p text:style-name="P6"/>
      <text:p text:style-name="P36"><text:span text:style-name="T43">Paramètres de données :</text:span><text:span text:style-name="T1"> </text:span><text:span text:style-name="T5">{"</text:span><text:span text:style-name="T6">given</text:span><text:span text:style-name="T5">": [chaîne], "</text:span><text:span text:style-name="T6">family</text:span><text:span text:style-name="T5">": [chaîne], "</text:span><text:span text:style-name="T6">dob</text:span><text:span text:style-name="T5">": [l</text:span><text:span text:style-name="T6">chaine</text:span><text:span text:style-name="T5">], </text:span><text:span text:style-name="T6">"sex": [chaîne], "address": [chaîne], "phone": [chaîne]</text:span><text:span text:style-name="T5">}</text:span></text:p>
      <text:p text:style-name="P6"/>
      <text:p text:style-name="P35"><text:span text:style-name="T43">Réponse (réussite) :</text:span><text:span text:style-name="T1"> </text:span></text:p>
      <text:p text:style-name="P7">Code : 200</text:p>
      <text:p text:style-name="P47"><text:span text:style-name="T1">Contenu : </text:span><text:span text:style-name="T26">true</text:span></text:p>
      <text:p text:style-name="P6"/>
      <text:p text:style-name="P35"><text:span text:style-name="T43">Réponse (échec) :</text:span><text:span text:style-name="T1"> </text:span></text:p>
      <text:p text:style-name="P35"><text:span text:style-name="T1">Code : </text:span><text:span text:style-name="T8">40</text:span><text:span text:style-name="T12">4</text:span></text:p>
      <text:p text:style-name="P35"><text:span text:style-name="T1">Contenu : “</text:span><text:span text:style-name="T12">Not Found</text:span><text:span text:style-name="T1">”</text:span></text:p>
      <text:p text:style-name="P39"><text:span text:style-name="T51">"message": "The patient with the id </text:span><text:span text:style-name="T52">{{id}}</text:span><text:span text:style-name="T51"> doesn't exist."<text:line-break/><text:line-break/>Code : </text:span><text:span text:style-name="T53">40</text:span><text:span text:style-name="T54">3</text:span></text:p>
      <text:p text:style-name="P39"><text:span text:style-name="T51">Contenu : “</text:span><text:span text:style-name="T54">Forbidden</text:span><text:span text:style-name="T51">”<text:line-break/>"message":"This patient already exists."</text:span></text:p>
      <text:p text:style-name="P6"/>
      <text:p text:style-name="P37"><text:span text:style-name="T43">Exemple d'appel :</text:span><text:span text:style-name="T1"> curl -X PUT -H "Content-Type: application/json" http://localhost:9010/patient/4 -d '{"given": "Adrien", "family": "Bessy", "dob": "1988-06-15", "sex": "M"}'</text:span></text:p>
      <text:p text:style-name="P6"/>
      <text:p text:style-name="P35"><text:span text:style-name="T43">Remarques :</text:span><text:span text:style-name="T1"> </text:span><text:span text:style-name="T9">Les variables given, family, dob et sex sont obligatoires.</text:span></text:p>
      <text:p text:style-name="P8">La variable dob est obligatoirement à ce format : yyyy-mm-dd.</text:p>
      <text:p text:style-name="P8">La variable sex peut prendre soit M <text:span text:style-name="T50">(male)</text:span> soit F <text:span text:style-name="T50">(female) </text:span>comme valeur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9"/>
      <text:p text:style-name="P19"/>
      <text:p text:style-name="P38"><text:span text:style-name="T43">Nom : </text:span><text:span text:style-name="T10">Ajouter un patient</text:span></text:p>
      <text:p text:style-name="P10"/>
      <text:p text:style-name="P38"><text:span text:style-name="T43">URL :</text:span><text:span text:style-name="T1"> /</text:span><text:span text:style-name="T38">patien</text:span><text:span text:style-name="T39">t</text:span></text:p>
      <text:p text:style-name="P19"/>
      <text:p text:style-name="P38"><text:span text:style-name="T43">Méthode :</text:span><text:span text:style-name="T1"> </text:span><text:span text:style-name="T7">P</text:span><text:span text:style-name="T10">OST</text:span></text:p>
      <text:p text:style-name="P27"/>
      <text:p text:style-name="P38"><text:span text:style-name="T43">Paramètres d'URL :</text:span><text:span text:style-name="T1"> </text:span><text:span text:style-name="T4">Obligatoires : événement = [JSON]</text:span></text:p>
      <text:p text:style-name="P10"/>
      <text:p text:style-name="P38"><text:span text:style-name="T43">Paramètres de données :</text:span><text:span text:style-name="T1"> </text:span><text:span text:style-name="T5">{"</text:span><text:span text:style-name="T6">given</text:span><text:span text:style-name="T5">": [chaîne], "</text:span><text:span text:style-name="T6">family</text:span><text:span text:style-name="T5">": [chaîne], "</text:span><text:span text:style-name="T6">dob</text:span><text:span text:style-name="T5">": [l</text:span><text:span text:style-name="T6">chaine</text:span><text:span text:style-name="T5">], </text:span><text:span text:style-name="T6">"sex": [chaîne], "address": [chaîne], "phone": [chaîne]</text:span><text:span text:style-name="T5">}</text:span></text:p>
      <text:p text:style-name="P10"/>
      <text:p text:style-name="P38"><text:span text:style-name="T43">Réponse (réussite) :</text:span><text:span text:style-name="T1"> </text:span></text:p>
      <text:p text:style-name="P10">Code : 200</text:p>
      <text:p text:style-name="P12">Contenu : “OK”</text:p>
      <text:p text:style-name="P10"/>
      <text:p text:style-name="P38"><text:span text:style-name="T43">Réponse (échec) :</text:span><text:span text:style-name="T1"> </text:span></text:p>
      <text:p text:style-name="P38"><text:span text:style-name="T1">Code : </text:span><text:span text:style-name="T8">40</text:span><text:span text:style-name="T13">3</text:span></text:p>
      <text:p text:style-name="P38"><text:span text:style-name="T1">Contenu : “</text:span><text:span text:style-name="T13">Forbidden</text:span><text:span text:style-name="T1">”<text:line-break/>"message":"This patient already exists."</text:span></text:p>
      <text:p text:style-name="P10"/>
      <text:p text:style-name="P38"><text:span text:style-name="T43">Exemple d'appel :</text:span><text:span text:style-name="T1"> curl -X P</text:span><text:span text:style-name="T11">OST</text:span><text:span text:style-name="T1"> -H "Content-Type: application/json" http://localhost:9010/patient -d '{"given": "Adrien", "family": "Bessy", "dob": "1988-06-15", "sex": "M"}'</text:span></text:p>
      <text:p text:style-name="P10"/>
      <text:p text:style-name="P38"><text:span text:style-name="T43">Remarques :</text:span><text:span text:style-name="T1"> </text:span><text:span text:style-name="T9">Les variables given, family, dob et sex sont obligatoires.</text:span></text:p>
      <text:p text:style-name="P9">La variable dob est obligatoirement à ce format : yyyy-mm-dd.</text:p>
      <text:p text:style-name="P10"><text:span text:style-name="T63">La variable sex peut prendre soit M </text:span><text:span text:style-name="T64">(male)</text:span><text:span text:style-name="T63"> soit F </text:span><text:span text:style-name="T64">(female) </text:span><text:span text:style-name="T63">comme valeur.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2"><text:soft-page-break/><text:span text:style-name="T43">Nom : </text:span><text:span text:style-name="T10">Ajouter un</text:span><text:span text:style-name="T17">e note</text:span></text:p>
      <text:p text:style-name="P13"/>
      <text:p text:style-name="P42"><text:span text:style-name="T43">URL :</text:span><text:span text:style-name="T1"> /</text:span><text:span text:style-name="T40">note</text:span></text:p>
      <text:p text:style-name="P21"/>
      <text:p text:style-name="P42"><text:span text:style-name="T43">Méthode :</text:span><text:span text:style-name="T1"> </text:span><text:span text:style-name="T7">P</text:span><text:span text:style-name="T10">OST</text:span></text:p>
      <text:p text:style-name="P29"/>
      <text:p text:style-name="P42"><text:span text:style-name="T43">Paramètres d'URL :</text:span><text:span text:style-name="T1"> </text:span><text:span text:style-name="T4">Obligatoires : événement = [JSON]</text:span></text:p>
      <text:p text:style-name="P13"/>
      <text:p text:style-name="P42"><text:span text:style-name="T43">Paramètres de données :</text:span><text:span text:style-name="T1"> </text:span><text:span text:style-name="T5">{"</text:span><text:span text:style-name="T17">patientId</text:span><text:span text:style-name="T5">": [</text:span><text:span text:style-name="T29">I</text:span><text:span text:style-name="T17">nt</text:span><text:span text:style-name="T29">eger</text:span><text:span text:style-name="T5">], "</text:span><text:span text:style-name="T17">note</text:span><text:span text:style-name="T5">": [chaîne]}</text:span></text:p>
      <text:p text:style-name="P13"/>
      <text:p text:style-name="P42"><text:span text:style-name="T43">Réponse (réussite) :</text:span><text:span text:style-name="T1"> </text:span></text:p>
      <text:p text:style-name="P13">Code : 200</text:p>
      <text:p text:style-name="P13">Contenu : “OK”</text:p>
      <text:p text:style-name="P13"/>
      <text:p text:style-name="P42"><text:span text:style-name="T43">Réponse (échec) :</text:span><text:span text:style-name="T1"> </text:span></text:p>
      <text:p text:style-name="P53"><text:span text:style-name="T1">Code : </text:span><text:span text:style-name="T33">404</text:span></text:p>
      <text:p text:style-name="P53"><text:span text:style-name="T1">Contenu : “</text:span><text:span text:style-name="T58">NotFound</text:span><text:span text:style-name="T1">”</text:span></text:p>
      <text:p text:style-name="P55">"message": "The patient doesn't exist."</text:p>
      <text:p text:style-name="P13"/>
      <text:p text:style-name="P42"><text:span text:style-name="T1">Code : </text:span><text:span text:style-name="T55">40</text:span><text:span text:style-name="T59">3</text:span></text:p>
      <text:p text:style-name="P52"><text:span text:style-name="T1">Contenu : “</text:span><text:span text:style-name="T34">Forbidden</text:span><text:span text:style-name="T1">”<text:line-break/>"message": </text:span><text:span text:style-name="T51">"The note content is empty or null."</text:span></text:p>
      <text:p text:style-name="P13"/>
      <text:p text:style-name="P42"><text:span text:style-name="T43">Exemple d'appel :</text:span><text:span text:style-name="T1"> curl -X P</text:span><text:span text:style-name="T11">OST</text:span><text:span text:style-name="T1"> -H "Content-Type: application/json" http://localhost:901</text:span><text:span text:style-name="T18">1</text:span><text:span text:style-name="T1">/</text:span><text:span text:style-name="T18">note</text:span><text:span text:style-name="T1"> -d '{"</text:span><text:span text:style-name="T18">patientId</text:span><text:span text:style-name="T1">": "</text:span><text:span text:style-name="T18">1</text:span><text:span text:style-name="T1">", "</text:span><text:span text:style-name="T18">note</text:span><text:span text:style-name="T1">": "Patient states that they are feeling terrific Weight at or below recommended level"}'</text:span></text:p>
      <text:p text:style-name="P13"/>
      <text:p text:style-name="P42"><text:span text:style-name="T43">Remarques :</text:span><text:span text:style-name="T1"> </text:span><text:span text:style-name="T9">Les variables </text:span><text:span text:style-name="T19">patientId et note</text:span><text:span text:style-name="T9"> sont obligatoires.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60"/>
      <text:p text:style-name="P60"/>
      <text:p text:style-name="P44"><text:span text:style-name="T43">Nom : </text:span><text:span text:style-name="T7">Afficher</text:span><text:span text:style-name="T2"> les </text:span><text:span text:style-name="T20">notes</text:span><text:span text:style-name="T7"> d’</text:span><text:span text:style-name="T14">un</text:span><text:span text:style-name="T7"> </text:span><text:span text:style-name="T2">patient</text:span></text:p>
      <text:p text:style-name="P14"/>
      <text:p text:style-name="P44"><text:span text:style-name="T43">URL :</text:span><text:span text:style-name="T1"> /</text:span><text:span text:style-name="T20">note</text:span><text:span text:style-name="T2">?</text:span><text:span text:style-name="T20">patientI</text:span><text:span text:style-name="T15">d=</text:span><text:span text:style-name="T16">{{id}}</text:span></text:p>
      <text:p text:style-name="P22"/>
      <text:p text:style-name="P44"><text:span text:style-name="T43">Méthode :</text:span><text:span text:style-name="T1"> </text:span><text:span text:style-name="T3">GET</text:span></text:p>
      <text:p text:style-name="P30"/>
      <text:p text:style-name="P44"><text:span text:style-name="T43">Paramètres d'URL :</text:span><text:span text:style-name="T1"> </text:span><text:span text:style-name="T4">Aucun paramètre</text:span></text:p>
      <text:p text:style-name="P14"/>
      <text:p text:style-name="P44"><text:span text:style-name="T43">Paramètres de données :</text:span><text:span text:style-name="T1"> </text:span><text:span text:style-name="T5">Aucun</text:span></text:p>
      <text:p text:style-name="P14"/>
      <text:p text:style-name="P44"><text:span text:style-name="T43">Réponse (réussite) :</text:span><text:span text:style-name="T1"> </text:span></text:p>
      <text:p text:style-name="P14">Code : 200</text:p>
      <text:p text:style-name="P44"><text:span text:style-name="T1">Contenu : {"id": [</text:span><text:span text:style-name="T21">chaîne]</text:span><text:span text:style-name="T1">, "</text:span><text:span text:style-name="T21">patientId</text:span><text:span text:style-name="T1">": [</text:span><text:span text:style-name="T21">Integer</text:span><text:span text:style-name="T1">], "</text:span><text:span text:style-name="T21">date</text:span><text:span text:style-name="T1">": [</text:span><text:span text:style-name="T21">Date</text:span><text:span text:style-name="T1">], "</text:span><text:span text:style-name="T21">note</text:span><text:span text:style-name="T1">": [</text:span><text:span text:style-name="T6">cha</text:span><text:span text:style-name="T23">î</text:span><text:span text:style-name="T6">ne</text:span><text:span text:style-name="T1">]}</text:span></text:p>
      <text:p text:style-name="P14"/>
      <text:p text:style-name="P44"><text:span text:style-name="T43">Réponse (échec) :</text:span><text:span text:style-name="T1"> </text:span></text:p>
      <text:p text:style-name="P44"><text:span text:style-name="T1">Code : </text:span><text:span text:style-name="T33">404</text:span></text:p>
      <text:p text:style-name="P45"><text:span text:style-name="T1">Contenu : “</text:span><text:span text:style-name="T58">NotFound</text:span><text:span text:style-name="T1">”</text:span></text:p>
      <text:p text:style-name="P56">"message": "The patient doesn't exist."</text:p>
      <text:p text:style-name="P14"/>
      <text:p text:style-name="P44"><text:span text:style-name="T43">Exemple d'appel : </text:span><text:span text:style-name="T45">curl </text:span><text:a xlink:type="simple" xlink:href="http://localhost:9010/patients" text:style-name="Internet_20_link" text:visited-style-name="Visited_20_Internet_20_Link"><text:span text:style-name="T60">http://localhost:901</text:span></text:a><text:a xlink:type="simple" xlink:href="http://localhost:9010/patients" text:style-name="Internet_20_link" text:visited-style-name="Visited_20_Internet_20_Link"><text:span text:style-name="T61">1</text:span></text:a><text:a xlink:type="simple" xlink:href="http://localhost:9010/patients" text:style-name="Internet_20_link" text:visited-style-name="Visited_20_Internet_20_Link"><text:span text:style-name="T60">/</text:span></text:a><text:a xlink:type="simple" xlink:href="http://localhost:9010/patients" text:style-name="Internet_20_link" text:visited-style-name="Visited_20_Internet_20_Link">n</text:a><text:span text:style-name="T62">otes</text:span><text:span text:style-name="T45">?</text:span><text:span text:style-name="T47">patientI</text:span><text:span text:style-name="T46">d=1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/>
      <text:p text:style-name="P63"/>
      <text:p text:style-name="P63"/>
      <text:p text:style-name="P63"/>
      <text:p text:style-name="P46"><text:span text:style-name="T43">Nom : </text:span><text:span text:style-name="T7">Modifier </text:span><text:span text:style-name="T24">une note</text:span></text:p>
      <text:p text:style-name="P15"/>
      <text:p text:style-name="P46"><text:span text:style-name="T43">URL :</text:span><text:span text:style-name="T1"> /</text:span><text:span text:style-name="T41">note</text:span><text:span text:style-name="T39">/{id}</text:span></text:p>
      <text:p text:style-name="P23"/>
      <text:p text:style-name="P46"><text:span text:style-name="T43">Méthode :</text:span><text:span text:style-name="T1"> </text:span><text:span text:style-name="T7">PUT</text:span></text:p>
      <text:p text:style-name="P31"/>
      <text:p text:style-name="P46"><text:span text:style-name="T43">Paramètres d'URL :</text:span><text:span text:style-name="T1"> </text:span><text:span text:style-name="T4">Obligatoires : événement = [JSON]</text:span></text:p>
      <text:p text:style-name="P15"/>
      <text:p text:style-name="P46"><text:span text:style-name="T43">Paramètres de données :</text:span><text:span text:style-name="T1"> </text:span><text:span text:style-name="T5">{"</text:span><text:span text:style-name="T24">note</text:span><text:span text:style-name="T5">": [chaîne]}</text:span></text:p>
      <text:p text:style-name="P15"/>
      <text:p text:style-name="P46"><text:span text:style-name="T43">Réponse (réussite) :</text:span><text:span text:style-name="T1"> </text:span></text:p>
      <text:p text:style-name="P15">Code : 200</text:p>
      <text:p text:style-name="P46"><text:span text:style-name="T1">Contenu : </text:span><text:span text:style-name="T25">true</text:span></text:p>
      <text:p text:style-name="P15"/>
      <text:p text:style-name="P46"><text:span text:style-name="T43">Réponse (échec) :</text:span><text:span text:style-name="T1"> </text:span></text:p>
      <text:p text:style-name="P46"><text:span text:style-name="T1">Code : </text:span><text:span text:style-name="T8">40</text:span><text:span text:style-name="T12">4</text:span></text:p>
      <text:p text:style-name="P46"><text:span text:style-name="T1">Contenu : “</text:span><text:span text:style-name="T12">Not Found</text:span><text:span text:style-name="T1">”</text:span></text:p>
      <text:p text:style-name="P46"><text:span text:style-name="T51">"message": "The </text:span><text:span text:style-name="T57">note</text:span><text:span text:style-name="T51"> with the id </text:span><text:span text:style-name="T52">{{id}}</text:span><text:span text:style-name="T51"> doesn't exist."</text:span></text:p>
      <text:p text:style-name="P58"/>
      <text:p text:style-name="P49"><text:span text:style-name="T1">Code : </text:span><text:span text:style-name="T8">40</text:span><text:span text:style-name="T13">3</text:span></text:p>
      <text:p text:style-name="P49"><text:span text:style-name="T51">Contenu : “</text:span><text:span text:style-name="T54">Forbidden</text:span><text:span text:style-name="T51">”<text:line-break/>"message": "The note content is empty or null."</text:span></text:p>
      <text:p text:style-name="P15"/>
      <text:p text:style-name="P48"><text:span text:style-name="T43">Exemple d'appel :</text:span><text:span text:style-name="T1"> curl -X PUT -H "Content-Type: application/json" http://localhost:901</text:span><text:span text:style-name="T27">1</text:span><text:span text:style-name="T1">/</text:span><text:span text:style-name="T27">note</text:span><text:span text:style-name="T1">/</text:span><text:span text:style-name="T68">61092a7d6d70d9092b1de5be</text:span><text:span text:style-name="T1"> -d '{"</text:span><text:span text:style-name="T27">note</text:span><text:span text:style-name="T1">": "</text:span><text:span text:style-name="T27">Il faut manger plus de légumes !</text:span><text:span text:style-name="T1">"}'</text:span></text:p>
      <text:p text:style-name="P15"/>
      <text:p text:style-name="P46"><text:span text:style-name="T43">Remarques :</text:span><text:span text:style-name="T1"> </text:span><text:span text:style-name="T9">L</text:span><text:span text:style-name="T28">a</text:span><text:span text:style-name="T9"> variable </text:span><text:span text:style-name="T28">note est</text:span><text:span text:style-name="T9"> obligatoire.</text:span></text:p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4"/>
      <text:p text:style-name="P50"><text:span text:style-name="T43">Nom : </text:span><text:span text:style-name="T30">Supprimer</text:span><text:span text:style-name="T7"> </text:span><text:span text:style-name="T24">une note</text:span></text:p>
      <text:p text:style-name="P16"/>
      <text:p text:style-name="P50"><text:span text:style-name="T43">URL :</text:span><text:span text:style-name="T1"> /</text:span><text:span text:style-name="T41">note</text:span><text:span text:style-name="T39">?i</text:span><text:span text:style-name="T42">d={{id}}</text:span></text:p>
      <text:p text:style-name="P24"/>
      <text:p text:style-name="P50"><text:span text:style-name="T43">Méthode :</text:span><text:span text:style-name="T1"> </text:span><text:span text:style-name="T32">DELETE</text:span></text:p>
      <text:p text:style-name="P32"/>
      <text:p text:style-name="P51"><text:span text:style-name="T43">Paramètres d'URL :</text:span><text:span text:style-name="T1"> </text:span><text:span text:style-name="T4">Aucun paramètre</text:span></text:p>
      <text:p text:style-name="P16"/>
      <text:p text:style-name="P50"><text:span text:style-name="T43">Paramètres de données :</text:span><text:span text:style-name="T1"> </text:span><text:span text:style-name="T31">Aucun</text:span></text:p>
      <text:p text:style-name="P16"/>
      <text:p text:style-name="P50"><text:span text:style-name="T43">Réponse (réussite) :</text:span><text:span text:style-name="T1"> </text:span></text:p>
      <text:p text:style-name="P16">Code : 200</text:p>
      <text:p text:style-name="P50"><text:span text:style-name="T1">Contenu : </text:span><text:span text:style-name="T25">true</text:span></text:p>
      <text:p text:style-name="P16"/>
      <text:p text:style-name="P50"><text:span text:style-name="T43">Réponse (échec) :</text:span><text:span text:style-name="T1"> </text:span></text:p>
      <text:p text:style-name="P54"><text:span text:style-name="T1">Code : </text:span><text:span text:style-name="T8">40</text:span><text:span text:style-name="T12">4</text:span></text:p>
      <text:p text:style-name="P54"><text:span text:style-name="T1">Contenu : “</text:span><text:span text:style-name="T12">Not Found</text:span><text:span text:style-name="T1">”</text:span></text:p>
      <text:p text:style-name="P54"><text:span text:style-name="T56">"message": "The </text:span><text:span text:style-name="T57">note</text:span><text:span text:style-name="T56"> with the id </text:span><text:span text:style-name="T52">{{id}}</text:span><text:span text:style-name="T56"> doesn't exist."</text:span></text:p>
      <text:p text:style-name="P16"/>
      <text:p text:style-name="P50"><text:span text:style-name="T43">Exemple d'appel :</text:span><text:span text:style-name="T1"> curl -X </text:span><text:span text:style-name="T35">DELETE</text:span><text:span text:style-name="T1"> -H "Content-Type: application/json" </text:span><text:a xlink:type="simple" xlink:href="http://localhost:9011/note?id=61092a7d6d70d9092b1de5be" text:style-name="Internet_20_link" text:visited-style-name="Visited_20_Internet_20_Link"><text:span text:style-name="T1">http://localhost:901</text:span></text:a><text:a xlink:type="simple" xlink:href="http://localhost:9011/note?id=61092a7d6d70d9092b1de5be" text:style-name="Internet_20_link" text:visited-style-name="Visited_20_Internet_20_Link"><text:span text:style-name="T27">1</text:span></text:a><text:a xlink:type="simple" xlink:href="http://localhost:9011/note?id=61092a7d6d70d9092b1de5be" text:style-name="Internet_20_link" text:visited-style-name="Visited_20_Internet_20_Link"><text:span text:style-name="T1">/</text:span></text:a><text:a xlink:type="simple" xlink:href="http://localhost:9011/note?id=61092a7d6d70d9092b1de5be" text:style-name="Internet_20_link" text:visited-style-name="Visited_20_Internet_20_Link"><text:span text:style-name="T27">note?</text:span></text:a><text:a xlink:type="simple" xlink:href="http://localhost:9011/note?id=61092a7d6d70d9092b1de5be" text:style-name="Internet_20_link" text:visited-style-name="Visited_20_Internet_20_Link"><text:span text:style-name="T35">id=</text:span></text:a><text:a xlink:type="simple" xlink:href="http://localhost:9011/note?id=61092a7d6d70d9092b1de5be" text:style-name="Internet_20_link" text:visited-style-name="Visited_20_Internet_20_Link"><text:span text:style-name="T68">61092a7d6d70d9092b1de5be</text:span></text:a></text:p>
      <text:p text:style-name="P50"><text:span text:style-name="T68"/></text:p>
      <text:p text:style-name="P50"><text:span text:style-name="T68"/></text:p>
      <text:p text:style-name="P50"><text:span text:style-name="T68"/></text:p>
      <text:p text:style-name="P50"><text:span text:style-name="T68"/></text:p>
      <text:p text:style-name="P50"><text:span text:style-name="T68"/></text:p>
      <text:p text:style-name="P50"><text:span text:style-name="T68"/></text:p>
      <text:p text:style-name="P50"><text:span text:style-name="T68"/></text:p>
      <text:p text:style-name="P50"><text:span text:style-name="T68"/></text:p>
      <text:p text:style-name="P50"><text:span text:style-name="T68"/></text:p>
      <text:p text:style-name="P50"><text:span text:style-name="T68"/></text:p>
      <text:p text:style-name="P50"><text:span text:style-name="T68"/></text:p>
      <text:p text:style-name="P50"><text:span text:style-name="T68"/></text:p>
      <text:p text:style-name="P50"><text:span text:style-name="T68"/></text:p>
      <text:p text:style-name="P50"><text:span text:style-name="T68"/></text:p>
      <text:p text:style-name="P50"><text:span text:style-name="T68"/></text:p>
      <text:p text:style-name="P50"><text:span text:style-name="T68"/></text:p>
      <text:p text:style-name="P50"><text:span text:style-name="T68"/></text:p>
      <text:p text:style-name="P50"><text:span text:style-name="T68"/></text:p>
      <text:p text:style-name="P50"><text:span text:style-name="T68"/></text:p>
      <text:p text:style-name="P68"><text:soft-page-break/><text:span text:style-name="T43">Nom : </text:span><text:span text:style-name="T36">Générer le rapport de risque de diabète d’un patient</text:span></text:p>
      <text:p text:style-name="P62"/>
      <text:p text:style-name="P68"><text:span text:style-name="T43">URL :</text:span><text:span text:style-name="T1"> /</text:span><text:span text:style-name="T36">assess</text:span><text:span text:style-name="T2">?</text:span><text:span text:style-name="T20">patientI</text:span><text:span text:style-name="T15">d=</text:span><text:span text:style-name="T16">{{id}}</text:span></text:p>
      <text:p text:style-name="P65"/>
      <text:p text:style-name="P68"><text:span text:style-name="T43">Méthode :</text:span><text:span text:style-name="T1"> </text:span><text:span text:style-name="T3">GET</text:span></text:p>
      <text:p text:style-name="P66"/>
      <text:p text:style-name="P68"><text:span text:style-name="T43">Paramètres d'URL :</text:span><text:span text:style-name="T1"> </text:span><text:span text:style-name="T4">Aucun paramètre</text:span></text:p>
      <text:p text:style-name="P62"/>
      <text:p text:style-name="P68"><text:span text:style-name="T43">Paramètres de données :</text:span><text:span text:style-name="T1"> </text:span><text:span text:style-name="T5">Aucun</text:span></text:p>
      <text:p text:style-name="P62"/>
      <text:p text:style-name="P68"><text:span text:style-name="T43">Réponse (réussite) :</text:span><text:span text:style-name="T1"> </text:span></text:p>
      <text:p text:style-name="P62">Code : 200</text:p>
      <text:p text:style-name="P68"><text:span text:style-name="T1">Contenu : « </text:span><text:span text:style-name="T37">Patient : {given} {family} (age {age}) diabetes assessment is : {riskLevel}</text:span><text:span text:style-name="T1">»</text:span></text:p>
      <text:p text:style-name="P62"/>
      <text:p text:style-name="P68"><text:span text:style-name="T43">Réponse (échec) :</text:span><text:span text:style-name="T1"> </text:span></text:p>
      <text:p text:style-name="P68"><text:span text:style-name="T1">Code : </text:span><text:span text:style-name="T33">404</text:span></text:p>
      <text:p text:style-name="P68"><text:span text:style-name="T1">Contenu : “</text:span><text:span text:style-name="T58">NotFound</text:span><text:span text:style-name="T1">”</text:span></text:p>
      <text:p text:style-name="P57">"message": "The patient doesn't exist."</text:p>
      <text:p text:style-name="P62"/>
      <text:p text:style-name="P68"><text:span text:style-name="T69">Exemple d'appel : </text:span><text:span text:style-name="T70">curl </text:span><text:a xlink:type="simple" xlink:href="http://localhost:9010/patients" text:style-name="Internet_20_link" text:visited-style-name="Visited_20_Internet_20_Link">http://localhost:901</text:a><text:a xlink:type="simple" xlink:href="http://localhost:9010/patients" text:style-name="Internet_20_link" text:visited-style-name="Visited_20_Internet_20_Link"><text:span text:style-name="T76">2</text:span></text:a><text:a xlink:type="simple" xlink:href="http://localhost:9010/patients" text:style-name="Internet_20_link" text:visited-style-name="Visited_20_Internet_20_Link"><text:span text:style-name="T70">/</text:span></text:a><text:span text:style-name="T77">assess</text:span><text:span text:style-name="T70">?</text:span><text:span text:style-name="T71">patientI</text:span><text:span text:style-name="T72">d=</text:span><text:span text:style-name="T74">4</text:span><text:span text:style-name="T72">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Monospace" svg:font-family="Monospace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14T14:38:14.807249666</dc:date>
    <meta:editing-duration>PT7H33M23S</meta:editing-duration>
    <meta:editing-cycles>83</meta:editing-cycles>
    <meta:document-statistic meta:table-count="0" meta:image-count="1" meta:object-count="0" meta:page-count="9" meta:paragraph-count="132" meta:word-count="750" meta:character-count="5009" meta:non-whitespace-character-count="4370"/>
  </office:meta>
</office:document-meta>
</file>